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fo:font-weight="bold" officeooo:rsid="00131fb3" officeooo:paragraph-rsid="00131fb3" style:font-size-asian="12.25pt" style:font-style-asian="italic" style:font-weight-asian="bold" style:font-size-complex="14pt" style:font-style-complex="italic" style:font-weight-complex="bold"/>
    </style:style>
    <style:style style:name="P2" style:family="paragraph" style:parent-style-name="Standard">
      <style:text-properties fo:font-size="12pt" fo:font-style="normal" style:text-underline-style="none" fo:font-weight="normal" officeooo:rsid="00131fb3" officeooo:paragraph-rsid="00131fb3"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style:text-underline-style="none" fo:font-weight="normal" officeooo:rsid="001478b9" officeooo:paragraph-rsid="001478b9" style:font-size-asian="10.5pt" style:font-style-asian="normal" style:font-weight-asian="normal" style:font-size-complex="12pt" style:font-style-complex="normal" style:font-weight-complex="normal"/>
    </style:style>
    <style:style style:name="T1"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O</text:p>
      <text:p text:style-name="P1"/>
      <text:p text:style-name="P2">En un lugar de la España profunda, donde a penas llega internet, un grupo de aplicados alumnos se matricularon en el ciclo superior de Desarrollo de Aplicaciones Web (DAW) con el objetivo de crear la mejor red social de la historia y vivir una vida mejor. De momento no saben hacer nada, pero algún día triunfarán y harán que el mundo admire <text:span text:style-name="T1">su talento.</text:span></text:p>
      <text:p text:style-name="P2"><text:span text:style-name="T1"/></text:p>
      <text:p text:style-name="P3"><text:span text:style-name="T1">Tras mucho esfuerzo la aplicacion siguio adelante hasta que la aplicacion estuvo lo suficientemente avanzada como para enseñar el publico y ser probada por usuarios para revisar fallos y caracteristicas a mejoras, tras esto fue lanzada al publico en general con una gran acogida por parte de la gen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21T13:23:10.420577266</meta:creation-date>
    <dc:date>2021-09-21T14:08:56.925000000</dc:date>
    <meta:editing-duration>PT14M50S</meta:editing-duration>
    <meta:editing-cycles>2</meta:editing-cycles>
    <meta:generator>LibreOffice/6.3.3.2$Windows_X86_64 LibreOffice_project/a64200df03143b798afd1ec74a12ab50359878ed</meta:generator>
    <meta:document-statistic meta:table-count="0" meta:image-count="0" meta:object-count="0" meta:page-count="1" meta:paragraph-count="3" meta:word-count="114" meta:character-count="660" meta:non-whitespace-character-count="549"/>
  </office:meta>
</office:document-meta>
</file>